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6a6" officeooo:paragraph-rsid="000b06a6"/>
    </style:style>
    <style:style style:name="P2" style:family="paragraph" style:parent-style-name="Standard">
      <style:text-properties officeooo:rsid="000ceb7f" officeooo:paragraph-rsid="000ceb7f"/>
    </style:style>
    <style:style style:name="P3" style:family="paragraph" style:parent-style-name="Standard">
      <style:text-properties officeooo:rsid="000d05c7" officeooo:paragraph-rsid="000ceb7f"/>
    </style:style>
    <style:style style:name="P4" style:family="paragraph" style:parent-style-name="Standard">
      <style:text-properties officeooo:rsid="000d05c7" officeooo:paragraph-rsid="000d05c7"/>
    </style:style>
    <style:style style:name="P5" style:family="paragraph" style:parent-style-name="Standard">
      <style:text-properties officeooo:rsid="000e0d56" officeooo:paragraph-rsid="000e0d56"/>
    </style:style>
    <style:style style:name="P6" style:family="paragraph" style:parent-style-name="Standard">
      <style:text-properties officeooo:rsid="000e89a2" officeooo:paragraph-rsid="000e89a2"/>
    </style:style>
    <style:style style:name="P7" style:family="paragraph">
      <loext:graphic-properties draw:fill-color="#eeeeee"/>
    </style:style>
    <style:style style:name="T1" style:family="text">
      <style:text-properties officeooo:rsid="000d05c7"/>
    </style:style>
    <style:style style:name="gr1" style:family="graphic">
      <style:graphic-properties draw:fill-color="#eeeeee" draw:textarea-horizontal-align="justify" draw:textarea-vertical-align="middle" draw:auto-grow-height="false" fo:min-height="2.698in" fo:min-width="7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366in" fo:min-width="7.3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9.148in" fo:min-width="7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in" fo:min-width="7.3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563in" fo:min-width="5.9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0917in" fo:min-width="5.7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1138in" fo:min-width="5.7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138in" fo:min-width="1.96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</text:p>
      <text:p text:style-name="P2">This project will show the user the google map street view, <text:span text:style-name="T1">current weather, </text:span>a short list of restaurants in the area, <text:span text:style-name="T1">and recent time statistics of a location. <text:s/>This site could be used for someone exploring new neighborhoods or locations for recreation, to move, or buy real estate.</text:span></text:p>
      <text:p text:style-name="P3"/>
      <text:p text:style-name="P4">Data sources will be Google Maps API, Yahoo Weather API, Yelp API, and spot crimeAPI.</text:p>
      <text:p text:style-name="P4"/>
      <text:p text:style-name="P4">User will input an address which will then be used as parameters for the appropriate callbacks. <text:s/>Not all callbacks will use all the input information. <text:s/>For example, spot crime only needs a zip code.</text:p>
      <text:p text:style-name="P4"/>
      <text:p text:style-name="P4">**I feel like this may not be enough action by the user for the project scope you’re looking for. <text:s/></text:p>
      <text:p text:style-name="P4"/>
      <text:p text:style-name="P4"/>
      <text:p text:style-name="P4"/>
      <text:p text:style-name="P5">Wireframe: </text:p>
      <text:p text:style-name="P5"/>
      <text:p text:style-name="P5">Initial input of location:</text:p>
      <text:p text:style-name="P4"><draw:custom-shape text:anchor-type="paragraph" draw:z-index="0" draw:name="Shape1" draw:style-name="gr1" draw:text-style-name="P7" svg:width="7.448in" svg:height="2.698in" svg:x="-0.3189in" svg:y="0.2445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7.448in" svg:height="0.9276in" svg:x="-0.3189in" svg:y="0.2445in"><text:p>Navigation/hea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2" svg:width="7.448in" svg:height="0.9276in" svg:x="-0.3189in" svg:y="1.5047in"><text:p>Input fields for street address, city, state, zip code</text:p><text:p>Submit button</text:p><text:p/><text:p>(All will disappear on submi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Wireframe cont’d on next p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3" draw:name="Shape1" draw:style-name="gr3" draw:text-style-name="P7" svg:width="7.448in" svg:height="9.148in" svg:x="-0.298in" svg:y="0.4098in"><text:p/><draw:enhanced-geometry svg:viewBox="0 0 21600 21600" draw:type="rectangle" draw:enhanced-path="M 0 0 L 21600 0 21600 21600 0 21600 0 0 Z N"/></draw:custom-shape><draw:custom-shape text:anchor-type="paragraph" draw:z-index="4" draw:name="Shape2" draw:style-name="gr2" svg:width="7.448in" svg:height="0.9276in" svg:x="-0.298in" svg:y="0.4098in"><text:p>Navigation/hea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4" svg:width="7.448in" svg:height="0.7752in" svg:x="-0.298in" svg:y="1.5846in"><text:p>Location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5" svg:width="6.0421in" svg:height="0.948in" svg:x="0.65in" svg:y="2.5472in"><text:p>Current weather: Yahoo weather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6" svg:width="6.0213in" svg:height="2.3169in" svg:x="0.6602in" svg:y="3.6575in"><text:p>Google street view image- Google Maps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2" draw:style-name="gr7" svg:width="5.8961in" svg:height="1.2335in" svg:x="0.6398in" svg:y="6.1055in"><text:p>List of restaurants- Yelp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2" draw:style-name="gr7" svg:width="5.8961in" svg:height="1.2335in" svg:x="0.6083in" svg:y="7.5638in"><text:p>Crime map- Spot Crime 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2" draw:style-name="gr8" svg:width="2.0106in" svg:height="0.4587in" svg:x="2.3063in" svg:y="9.0055in"><text:p>Try new location butt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After submi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41:32.773940511</meta:creation-date>
    <dc:date>2017-10-31T11:35:15.396282136</dc:date>
    <meta:editing-duration>PT1M30S</meta:editing-duration>
    <meta:editing-cycles>1</meta:editing-cycles>
    <meta:document-statistic meta:table-count="0" meta:image-count="0" meta:object-count="0" meta:page-count="2" meta:paragraph-count="9" meta:word-count="129" meta:character-count="755" meta:non-whitespace-character-count="629"/>
    <meta:generator>LibreOffice/5.1.6.2$Linux_X86_64 LibreOffice_project/10m0$Build-2</meta:generator>
  </office:meta>
</office:document-meta>
</file>